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ESCR</text:p>
          </table:table-cell>
          <table:table-cell office:value-type="string">
            <text:p>CODE</text:p>
          </table:table-cell>
          <table:table-cell office:value-type="string">
            <text:p>PREDECESSORS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MODE</text:p>
          </table:table-cell>
        </table:table-row>
        <table:table-row>
          <table:table-cell office:value-type="string">
            <text:p>Task 1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="4" office:value-type="float"/>
          <table:table-cell office:value="5" office:value-type="float"/>
          <table:table-cell office:value="5" office:value-type="float"/>
        </table:table-row>
        <table:table-row>
          <table:table-cell office:value-type="string">
            <text:p>Task 2</text:p>
          </table:table-cell>
          <table:table-cell office:value-type="string">
            <text:p>B</text:p>
          </table:table-cell>
          <table:table-cell office:value-type="string">
            <text:p/>
          </table:table-cell>
          <table:table-cell office:value="8" office:value-type="float"/>
          <table:table-cell office:value="12" office:value-type="float"/>
          <table:table-cell office:value="10" office:value-type="float"/>
        </table:table-row>
        <table:table-row>
          <table:table-cell office:value-type="string">
            <text:p>Task 3</text:p>
          </table:table-cell>
          <table:table-cell office:value-type="string">
            <text:p>C</text:p>
          </table:table-cell>
          <table:table-cell office:value-type="string">
            <text:p/>
          </table:table-cell>
          <table:table-cell office:value="3" office:value-type="float"/>
          <table:table-cell office:value="5" office:value-type="float"/>
          <table:table-cell office:value="4" office:value-type="float"/>
        </table:table-row>
        <table:table-row>
          <table:table-cell office:value-type="string">
            <text:p>Task 4</text:p>
          </table:table-cell>
          <table:table-cell office:value-type="string">
            <text:p>D</text:p>
          </table:table-cell>
          <table:table-cell office:value-type="string">
            <text:p/>
          </table:table-cell>
          <table:table-cell office:value="6" office:value-type="float"/>
          <table:table-cell office:value="9" office:value-type="float"/>
          <table:table-cell office:value="7" office:value-type="float"/>
        </table:table-row>
        <table:table-row>
          <table:table-cell office:value-type="string">
            <text:p>Task 5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="9" office:value-type="float"/>
          <table:table-cell office:value="14" office:value-type="float"/>
          <table:table-cell office:value="11" office:value-type="float"/>
        </table:table-row>
        <table:table-row>
          <table:table-cell office:value-type="string">
            <text:p>Task 6</text:p>
          </table:table-cell>
          <table:table-cell office:value-type="string">
            <text:p>F</text:p>
          </table:table-cell>
          <table:table-cell office:value-type="string">
            <text:p>ABC</text:p>
          </table:table-cell>
          <table:table-cell office:value="8" office:value-type="float"/>
          <table:table-cell office:value="11" office:value-type="float"/>
          <table:table-cell office:value="10" office:value-type="float"/>
        </table:table-row>
        <table:table-row>
          <table:table-cell office:value-type="string">
            <text:p>Task 7</text:p>
          </table:table-cell>
          <table:table-cell office:value-type="string">
            <text:p>G</text:p>
          </table:table-cell>
          <table:table-cell office:value-type="string">
            <text:p>BCF</text:p>
          </table:table-cell>
          <table:table-cell office:value="6" office:value-type="float"/>
          <table:table-cell office:value="10" office:value-type="float"/>
          <table:table-cell office:value="8" office:value-type="float"/>
        </table:table-row>
        <table:table-row>
          <table:table-cell office:value-type="string">
            <text:p>Task 8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="6" office:value-type="float"/>
          <table:table-cell office:value="9" office:value-type="float"/>
          <table:table-cell office:value="8" office:value-type="float"/>
        </table:table-row>
        <table:table-row>
          <table:table-cell office:value-type="string">
            <text:p>Task 9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="6" office:value-type="float"/>
          <table:table-cell office:value="10" office:value-type="float"/>
          <table:table-cell office:value="8" office:value-type="float"/>
        </table:table-row>
        <table:table-row>
          <table:table-cell office:value-type="string">
            <text:p>Task 10</text:p>
          </table:table-cell>
          <table:table-cell office:value-type="string">
            <text:p>J</text:p>
          </table:table-cell>
          <table:table-cell office:value-type="string">
            <text:p>C</text:p>
          </table:table-cell>
          <table:table-cell office:value="8" office:value-type="float"/>
          <table:table-cell office:value="13" office:value-type="float"/>
          <table:table-cell office:value="11" office:value-type="float"/>
        </table:table-row>
        <table:table-row>
          <table:table-cell office:value-type="string">
            <text:p>Task 11</text:p>
          </table:table-cell>
          <table:table-cell office:value-type="string">
            <text:p>K</text:p>
          </table:table-cell>
          <table:table-cell office:value-type="string">
            <text:p>FI</text:p>
          </table:table-cell>
          <table:table-cell office:value="2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Task 12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="3" office:value-type="float"/>
          <table:table-cell office:value="4" office:value-type="float"/>
          <table:table-cell office:value="4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5-26T00:52:52.109316</meta:creation-date>
    <dc:date>2023-05-26T00:52:52.109316</dc:date>
    <meta:generator>http://pypi.python.org/pypi/ezodf/0.1.0$Python3.11.3 (tags/v3.11.3:f3909b8, Apr  4 2023, 23:49:59) [MSC v.1934 64 bit (AMD64)]</meta:generator>
    <meta:document-statistic/>
    <meta:editing-cycles>1</meta:editing-cycles>
  </office:meta>
</office:document-meta>
</file>